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ource Code Pro" svg:font-family="'Source Code Pro'"/>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officeooo:rsid="004350f0" officeooo:paragraph-rsid="004350f0"/>
    </style:style>
    <style:style style:name="P2" style:family="paragraph" style:parent-style-name="Standard">
      <style:text-properties officeooo:rsid="0046d72c" officeooo:paragraph-rsid="0046d72c"/>
    </style:style>
    <style:style style:name="P3" style:family="paragraph" style:parent-style-name="Standard">
      <style:text-properties officeooo:rsid="00485f0d" officeooo:paragraph-rsid="00485f0d"/>
    </style:style>
    <style:style style:name="P4" style:family="paragraph" style:parent-style-name="Standard">
      <style:text-properties officeooo:rsid="0048a615" officeooo:paragraph-rsid="0048a615"/>
    </style:style>
    <style:style style:name="P5" style:family="paragraph" style:parent-style-name="Standard">
      <style:text-properties officeooo:rsid="00494b2c" officeooo:paragraph-rsid="00494b2c"/>
    </style:style>
    <style:style style:name="P6" style:family="paragraph" style:parent-style-name="Standard">
      <style:text-properties officeooo:rsid="004a01f9" officeooo:paragraph-rsid="004a01f9"/>
    </style:style>
    <style:style style:name="P7" style:family="paragraph" style:parent-style-name="Standard">
      <style:text-properties officeooo:rsid="004b34a2" officeooo:paragraph-rsid="004b34a2"/>
    </style:style>
    <style:style style:name="P8" style:family="paragraph" style:parent-style-name="Standard">
      <style:text-properties officeooo:rsid="004cde96" officeooo:paragraph-rsid="004cde96"/>
    </style:style>
    <style:style style:name="P9" style:family="paragraph" style:parent-style-name="Standard">
      <style:text-properties officeooo:rsid="004eb13c" officeooo:paragraph-rsid="004eb13c"/>
    </style:style>
    <style:style style:name="P10" style:family="paragraph" style:parent-style-name="Standard">
      <style:text-properties officeooo:rsid="00504654" officeooo:paragraph-rsid="00504654"/>
    </style:style>
    <style:style style:name="P11" style:family="paragraph" style:parent-style-name="Standard">
      <style:text-properties officeooo:rsid="0050b0e0" officeooo:paragraph-rsid="0050b0e0"/>
    </style:style>
    <style:style style:name="P12" style:family="paragraph" style:parent-style-name="Standard">
      <style:text-properties officeooo:rsid="00527edf" officeooo:paragraph-rsid="00527edf"/>
    </style:style>
    <style:style style:name="P13" style:family="paragraph" style:parent-style-name="Standard">
      <style:text-properties officeooo:rsid="005519f3" officeooo:paragraph-rsid="005519f3"/>
    </style:style>
    <style:style style:name="P14" style:family="paragraph" style:parent-style-name="Standard">
      <style:text-properties officeooo:rsid="0056b479" officeooo:paragraph-rsid="0056b479"/>
    </style:style>
    <style:style style:name="P15" style:family="paragraph" style:parent-style-name="Standard">
      <style:text-properties officeooo:rsid="0059b3f0" officeooo:paragraph-rsid="0059b3f0"/>
    </style:style>
    <style:style style:name="P16" style:family="paragraph" style:parent-style-name="Standard">
      <style:text-properties officeooo:rsid="005d5de7" officeooo:paragraph-rsid="005d5de7"/>
    </style:style>
    <style:style style:name="P17" style:family="paragraph" style:parent-style-name="Standard">
      <style:text-properties officeooo:rsid="005eab0b" officeooo:paragraph-rsid="005eab0b"/>
    </style:style>
    <style:style style:name="P18" style:family="paragraph" style:parent-style-name="Standard">
      <style:text-properties officeooo:rsid="0061e8c2" officeooo:paragraph-rsid="0061e8c2"/>
    </style:style>
    <style:style style:name="P19" style:family="paragraph" style:parent-style-name="Standard">
      <style:text-properties officeooo:rsid="0058264c" officeooo:paragraph-rsid="0058264c"/>
    </style:style>
    <style:style style:name="P20" style:family="paragraph" style:parent-style-name="Standard">
      <style:text-properties officeooo:rsid="0064cc54" officeooo:paragraph-rsid="0064cc54"/>
    </style:style>
    <style:style style:name="P21" style:family="paragraph" style:parent-style-name="Standard">
      <style:text-properties officeooo:rsid="006598e6" officeooo:paragraph-rsid="006598e6"/>
    </style:style>
    <style:style style:name="P22" style:family="paragraph" style:parent-style-name="Standard">
      <style:text-properties officeooo:rsid="00659af3" officeooo:paragraph-rsid="00659af3"/>
    </style:style>
    <style:style style:name="P23" style:family="paragraph" style:parent-style-name="Preformatted_20_Text">
      <style:text-properties officeooo:rsid="005eab0b" officeooo:paragraph-rsid="005eab0b"/>
    </style:style>
    <style:style style:name="P24" style:family="paragraph" style:parent-style-name="Preformatted_20_Text">
      <style:text-properties fo:color="#a9b7c6" style:font-name="Source Code Pro" fo:font-size="14pt" officeooo:rsid="0061e8c2" officeooo:paragraph-rsid="0061e8c2"/>
    </style:style>
    <style:style style:name="P25" style:family="paragraph" style:parent-style-name="Preformatted_20_Text">
      <style:paragraph-properties fo:margin-top="0in" fo:margin-bottom="0.1965in" loext:contextual-spacing="false"/>
    </style:style>
    <style:style style:name="P26" style:family="paragraph" style:parent-style-name="Preformatted_20_Text">
      <style:paragraph-properties fo:margin-top="0in" fo:margin-bottom="0.1965in" loext:contextual-spacing="false" fo:background-color="#2b2b2b">
        <style:background-image/>
      </style:paragraph-properties>
      <style:text-properties fo:color="#a9b7c6"/>
    </style:style>
    <style:style style:name="P27" style:family="paragraph" style:parent-style-name="Standard">
      <style:text-properties officeooo:rsid="00659af3" officeooo:paragraph-rsid="00659af3"/>
    </style:style>
    <style:style style:name="P28" style:family="paragraph" style:parent-style-name="Standard">
      <style:text-properties officeooo:rsid="0066cf0e" officeooo:paragraph-rsid="0066cf0e"/>
    </style:style>
    <style:style style:name="P29" style:family="paragraph" style:parent-style-name="Standard">
      <style:text-properties officeooo:paragraph-rsid="0066cf0e"/>
    </style:style>
    <style:style style:name="P30" style:family="paragraph" style:parent-style-name="Standard">
      <style:text-properties officeooo:rsid="006871ad" officeooo:paragraph-rsid="006871ad"/>
    </style:style>
    <style:style style:name="P31" style:family="paragraph" style:parent-style-name="Standard">
      <style:text-properties officeooo:rsid="006871ad" officeooo:paragraph-rsid="0068af3f"/>
    </style:style>
    <style:style style:name="P32" style:family="paragraph" style:parent-style-name="Standard">
      <style:text-properties officeooo:rsid="0069f769" officeooo:paragraph-rsid="0069f769"/>
    </style:style>
    <style:style style:name="P33" style:family="paragraph" style:parent-style-name="Standard">
      <style:text-properties officeooo:rsid="006ec6dd" officeooo:paragraph-rsid="006ec6dd"/>
    </style:style>
    <style:style style:name="P34" style:family="paragraph" style:parent-style-name="Text_20_body" style:list-style-name="L2"/>
    <style:style style:name="P35" style:family="paragraph" style:parent-style-name="Text_20_body">
      <style:text-properties officeooo:rsid="0066cf0e" officeooo:paragraph-rsid="0066cf0e"/>
    </style:style>
    <style:style style:name="P36" style:family="paragraph" style:parent-style-name="Text_20_body" style:list-style-name="L2">
      <style:paragraph-properties fo:margin-top="0in" fo:margin-bottom="0in" loext:contextual-spacing="false"/>
    </style:style>
    <style:style style:name="P37" style:family="paragraph" style:parent-style-name="Preformatted_20_Text">
      <style:text-properties fo:color="#a9b7c6" style:font-name="Source Code Pro" fo:font-size="14pt" officeooo:rsid="006ec6dd" officeooo:paragraph-rsid="006ec6dd"/>
    </style:style>
    <style:style style:name="P38" style:family="paragraph" style:parent-style-name="Preformatted_20_Text">
      <style:paragraph-properties fo:margin-top="0in" fo:margin-bottom="0.1965in" loext:contextual-spacing="false" fo:background-color="#2b2b2b">
        <style:background-image/>
      </style:paragraph-properties>
      <style:text-properties fo:color="#a9b7c6"/>
    </style:style>
    <style:style style:name="P39" style:family="paragraph" style:parent-style-name="Preformatted_20_Text">
      <style:paragraph-properties fo:background-color="#2b2b2b">
        <style:background-image/>
      </style:paragraph-properties>
      <style:text-properties fo:color="#a9b7c6"/>
    </style:style>
    <style:style style:name="P40" style:family="paragraph" style:parent-style-name="Preformatted_20_Text">
      <style:paragraph-properties fo:background-color="#2b2b2b">
        <style:background-image/>
      </style:paragraph-properties>
      <style:text-properties fo:color="#808080"/>
    </style:style>
    <style:style style:name="T1" style:family="text">
      <style:text-properties officeooo:rsid="00445bef"/>
    </style:style>
    <style:style style:name="T2" style:family="text">
      <style:text-properties officeooo:rsid="0044f349"/>
    </style:style>
    <style:style style:name="T3" style:family="text">
      <style:text-properties officeooo:rsid="004cde96"/>
    </style:style>
    <style:style style:name="T4" style:family="text">
      <style:text-properties officeooo:rsid="00581035"/>
    </style:style>
    <style:style style:name="T5" style:family="text">
      <style:text-properties fo:color="#94558d"/>
    </style:style>
    <style:style style:name="T6" style:family="text">
      <style:text-properties fo:color="#94558d" style:font-name="Source Code Pro" fo:font-size="14pt"/>
    </style:style>
    <style:style style:name="T7" style:family="text">
      <style:text-properties fo:color="#cc7832"/>
    </style:style>
    <style:style style:name="T8" style:family="text">
      <style:text-properties fo:color="#cc7832" fo:font-weight="bold"/>
    </style:style>
    <style:style style:name="T9" style:family="text">
      <style:text-properties fo:color="#cc7832" style:font-name="Source Code Pro" fo:font-size="14pt"/>
    </style:style>
    <style:style style:name="T10" style:family="text">
      <style:text-properties fo:color="#cc7832" style:font-name="Source Code Pro" fo:font-size="14pt" fo:font-weight="bold"/>
    </style:style>
    <style:style style:name="T11" style:family="text">
      <style:text-properties style:font-name="Source Code Pro" fo:font-size="14pt"/>
    </style:style>
    <style:style style:name="T12" style:family="text">
      <style:text-properties officeooo:rsid="00667527"/>
    </style:style>
    <style:style style:name="T13" style:family="text">
      <style:text-properties officeooo:rsid="0066cf0e"/>
    </style:style>
    <style:style style:name="T14" style:family="text">
      <style:text-properties officeooo:rsid="0068af3f"/>
    </style:style>
    <style:style style:name="T15" style:family="text">
      <style:text-properties officeooo:rsid="0069f769"/>
    </style:style>
    <style:style style:name="T16" style:family="text">
      <style:text-properties officeooo:rsid="006a5296"/>
    </style:style>
    <style:style style:name="T17" style:family="text">
      <style:text-properties officeooo:rsid="006c18f3"/>
    </style:style>
    <style:style style:name="T18" style:family="text">
      <style:text-properties fo:background-color="#344134" loext:char-shading-value="0"/>
    </style:style>
    <style:style style:name="T19" style:family="text">
      <style:text-properties officeooo:rsid="006c18f3" fo:background-color="#344134" loext:char-shading-value="0"/>
    </style:style>
    <style:style style:name="T20" style:family="text">
      <style:text-properties officeooo:rsid="006d788b"/>
    </style:style>
    <style:style style:name="T21" style:family="text">
      <style:text-properties officeooo:rsid="006fbc9c"/>
    </style:style>
    <style:style style:name="T22" style:family="text">
      <style:text-properties fo:font-weight="bold"/>
    </style:style>
    <style:style style:name="T23" style:family="text">
      <style:text-properties fo:color="#629755"/>
    </style:style>
    <style:style style:name="T24" style:family="text">
      <style:text-properties fo:color="#629755" style:font-name="Source Code Pro" fo:font-size="14pt" fo:font-style="italic"/>
    </style:style>
    <style:style style:name="T25" style:family="text">
      <style:text-properties fo:color="#8888c6" style:font-name="Source Code Pro" fo:font-size="14pt"/>
    </style:style>
    <style:style style:name="T26" style:family="text">
      <style:text-properties fo:color="#808080"/>
    </style:style>
    <style:style style:name="T27" style:family="text">
      <style:text-properties fo:color="#808080" style:font-name="Source Code Pro" fo:font-size="14pt"/>
    </style:style>
    <style:style style:name="T28" style:family="text">
      <style:text-properties fo:color="#a5c261"/>
    </style:style>
    <style:style style:name="T29" style:family="text">
      <style:text-properties fo:color="#a5c261" style:font-name="Source Code Pro" fo:font-size="14pt"/>
    </style:style>
    <style:style style:name="T30" style:family="text">
      <style:text-properties fo:color="#aa4926" style:font-name="Source Code Pro" fo:font-size="14pt"/>
    </style:style>
    <text:list-style style:name="L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1). ceilometer没有对虚拟主机内存的监控方案</text:p>
      <text:p text:style-name="Standard">2). /usr/bin/python /usr/bin/ceilometer-polling --polling-namespaces compute --config-file /etc/ceilometer/ceilometer.conf这个服务必须启动在nova节点进行数据采集</text:p>
      <text:p text:style-name="Standard">3). ceilometer 的数据搜集主要分主动和被动两种：</text:p>
      <text:p text:style-name="Standard">被动：</text:p>
      <text:p text:style-name="Standard"><text:s text:c="4"/>第三方组件把数据通过notification的形式发送到消息总线(Notification Bus)上，Ceilometer Agent会获取这些通知事件，从中提取数据.</text:p>
      <text:p text:style-name="Standard"/>
      <text:p text:style-name="Standard">主动：</text:p>
      <text:p text:style-name="Standard"><text:s text:c="4"/>主要是通过polling agent来进行数据的收集，ceilometer会定期主动通过各种API去远端或者本地获取不同的数据.</text:p>
      <text:p text:style-name="Standard"/>
      <text:p text:style-name="Standard">4). 数据采集完之后，需要转换成采样数据(符合某种定义的格式的)</text:p>
      <text:p text:style-name="Standard">如：notification agent采集完之后，通过publish pipelines将数据进行转换transform和发布publish.</text:p>
      <text:p text:style-name="Standard">最后需要将采样数据(sample)发送到collector.</text:p>
      <text:p text:style-name="Standard"/>
      <text:p text:style-name="Standard">5).</text:p>
      <text:p text:style-name="Standard"/>
      <text:p text:style-name="Standard">6). set()类型?!!</text:p>
      <text:p text:style-name="Standard"/>
      <text:p text:style-name="Standard">7). or 语句 – 返回第一个为真的数</text:p>
      <text:p text:style-name="Standard"/>
      <text:p text:style-name="Standard">8). 无论是/usr/bin/ceilometer-polling还是/usr/bin/ceilometer-agent-notification都需要读取pipeline.yaml文件,并初始化一个自己的PollingManager.</text:p>
      <text:p text:style-name="Standard">这个很好理解，无论是notification还是ceilometer-polling都会收集到数据，一旦收集到数据之后就要对数据进行转换和处理!</text:p>
      <text:p text:style-name="Standard"/>
      <text:p text:style-name="Standard">9). polling的启动是从ceilometer/service.py里面启动的。</text:p>
      <text:p text:style-name="Standard"/>
      <text:p text:style-name="Standard">10).记住这个命令:</text:p>
      <text:p text:style-name="Standard"># ceilometer sample-list -m image -q 'resource_id=5b3b6a12-d6d9-4f39-97a6-28454f23c954'</text:p>
      <text:p text:style-name="Standard"/>
      <text:p text:style-name="Standard">查询某段时间的命令：</text:p>
      <text:p text:style-name="Standard"># ceilometer sample-list -m memory -q 'resource=44ba43d0-f98e-4f36-a1d4-16eac5aa8c8b;timestamp&gt;2016-02-25T03:59:19.751415;timestamp&lt;2016-02-25T03:59:22.907596'</text:p>
      <text:p text:style-name="Standard"/>
      <text:p text:style-name="Standard">11).</text:p>
      <text:p text:style-name="Standard">compute/pollsters下面有各种虚拟主机监控的项目</text:p>
      <text:p text:style-name="Standard">如：监控CPU</text:p>
      <text:p text:style-name="Standard">cpu.py/CPUPollster</text:p>
      <text:p text:style-name="Standard">...</text:p>
      <text:p text:style-name="Preformatted_20_Text">cpu_info = self.inspector.inspect_cpus(instance)</text:p>
      <text:p text:style-name="Standard">…</text:p>
      <text:p text:style-name="Standard"/>
      <text:p text:style-name="Standard">self.inspector是一个方法: 定义在__init__.py里面:</text:p>
      <text:p text:style-name="Preformatted_20_Text">inspector = virt_inspector.get_hypervisor_inspector()</text:p>
      <text:p text:style-name="Standard"/>
      <text:p text:style-name="Standard"/>
      <text:p text:style-name="Standard"><text:soft-page-break/>而上面的 inspector就是compute/virt/inspector.py下面进行进行注册的</text:p>
      <text:p text:style-name="Standard">def get_hypervisor_inspector()</text:p>
      <text:p text:style-name="Preformatted_20_Text">mgr = driver.DriverManager(namespace,</text:p>
      <text:p text:style-name="Preformatted_20_Text"><text:s text:c="27"/>cfg.CONF.hypervisor_inspector,</text:p>
      <text:p text:style-name="Preformatted_20_Text"><text:s text:c="27"/>invoke_on_load=True)</text:p>
      <text:p text:style-name="Standard"/>
      <text:p text:style-name="Standard">注册的时候去找的是:setup.cfg里面的东西:</text:p>
      <text:p text:style-name="Preformatted_20_Text">ceilometer.compute.virt =</text:p>
      <text:p text:style-name="Preformatted_20_Text"><text:s text:c="4"/>hyperv = ceilometer.compute.virt.hyperv.inspector:HyperVInspector</text:p>
      <text:p text:style-name="Preformatted_20_Text"><text:s text:c="4"/>libvirt = ceilometer.compute.virt.libvirt.inspector:LibvirtInspector</text:p>
      <text:p text:style-name="Preformatted_20_Text"><text:s text:c="4"/>vsphere = ceilometer.compute.virt.vmware.inspector:VsphereInspector</text:p>
      <text:p text:style-name="Preformatted_20_Text"><text:s text:c="4"/>xenapi = ceilometer.compute.virt.xenapi.inspector:XenapiInspector</text:p>
      <text:p text:style-name="Standard">之后就去根据虚拟化管理组件的不同去找到你所需要的：</text:p>
      <text:p text:style-name="Standard">如我用的是libvirt就去</text:p>
      <text:p text:style-name="Preformatted_20_Text">ceilometer.compute.virt.hyperv.inspector下面找到HyperVInspector这个类，这样再不断的return传递，self.inspector就等于HyperVInspector这个类，自然就可以调用他下面的获取虚拟主机CPU的信息的方法: inspect_cpus</text:p>
      <text:p text:style-name="Standard"/>
      <text:p text:style-name="Standard"/>
      <text:p text:style-name="Standard"/>
      <text:p text:style-name="Standard">compute/notification下面就定义了虚拟主机自动发送过来的接口</text:p>
      <text:p text:style-name="Standard"/>
      <text:p text:style-name="Standard">12. collections 是python里面一定简单定义一个函数类的库:</text:p>
      <text:p text:style-name="Standard"><text:a xlink:type="simple" xlink:href="http://www.liaoxuefeng.com/wiki/001374738125095c955c1e6d8bb493182103fac9270762a000/001411031239400f7181f65f33a4623bc42276a605debf6000" text:style-name="Internet_20_link" text:visited-style-name="Visited_20_Internet_20_Link">http://www.liaoxuefeng.com/wiki/001374738125095c955c1e6d8bb493182103fac9270762a000/001411031239400f7181f65f33a4623bc42276a605debf6000</text:a></text:p>
      <text:p text:style-name="Standard"/>
      <text:p text:style-name="P1">13. ceilometer内存监控不好使<text:span text:style-name="T1">，只能获得内存总数和常驻内存数.</text:span></text:p>
      <text:p text:style-name="P1">/<text:span text:style-name="T2">prod/stat似乎也不能获得内存使用大小啊..呵呵哒。。</text:span></text:p>
      <text:p text:style-name="P2">CPU使用率倒是挺准的</text:p>
      <text:p text:style-name="P2"/>
      <text:p text:style-name="P3">14. 更新libvirt库实现ceilometer对内存的实时监控:</text:p>
      <text:p text:style-name="P4"><text:s text:c="3"/>31 <text:s/>git clone git://github.com/lloyd/yajl</text:p>
      <text:p text:style-name="P4"><text:s text:c="3"/>33 <text:s/>cd yajl/</text:p>
      <text:p text:style-name="P4"><text:s text:c="3"/>35 <text:s/>./configure </text:p>
      <text:p text:style-name="P4"><text:s text:c="3"/>36 <text:s/>yum install cmake -y</text:p>
      <text:p text:style-name="P4"><text:s text:c="3"/>38 <text:s/>./configure </text:p>
      <text:p text:style-name="P4"><text:s text:c="3"/>39 <text:s/>make </text:p>
      <text:p text:style-name="P4"><text:s text:c="3"/>40 <text:s/>make install</text:p>
      <text:p text:style-name="P4"/>
      <text:p text:style-name="P4"><text:s text:c="3"/>48 <text:s/>yum install device-mapper-devel</text:p>
      <text:p text:style-name="P4"><text:s text:c="3"/>53 <text:s/>yum install libpciaccess-devel</text:p>
      <text:p text:style-name="P4"><text:s text:c="3"/>55 <text:s/>yum install libnl-devel</text:p>
      <text:p text:style-name="P4"><text:s text:c="3"/>56 <text:s/>./configure </text:p>
      <text:p text:style-name="P4"><text:s text:c="3"/>57 <text:s/>make &amp;&amp; make install</text:p>
      <text:p text:style-name="P4"><text:s text:c="3"/>58 <text:s/>history </text:p>
      <text:p text:style-name="Standard"/>
      <text:p text:style-name="P5">15.就像下面所说的，你需要libvirt 1.1.1+,qemu 1.5+</text:p>
      <text:p text:style-name="P5">下面是centos 7的配置(完全满足，那就是说是balloon支持的问题了)</text:p>
      <text:p text:style-name="P5"># virsh version</text:p>
      <text:p text:style-name="P5">Compiled against library: libvirt 1.2.17</text:p>
      <text:p text:style-name="P5"><text:soft-page-break/>Using library: libvirt 1.2.17</text:p>
      <text:p text:style-name="P5">Using API: QEMU 1.2.17</text:p>
      <text:p text:style-name="P5">Running hypervisor: QEMU 2.0.0</text:p>
      <text:p text:style-name="P5"/>
      <text:p text:style-name="P5">To enable the libvirt memory.usage supporting, you need libvirt version 1.1.1+, qemu version 1.5+, and you need to prepare suitable balloon driver in the image, particularly for Windows guests, most modern Linuxes have it built in. The memory.usage meters can?t be fetched without image balloon driver</text:p>
      <text:p text:style-name="Standard"/>
      <text:p text:style-name="P6">16. balloon 内存动态拓展技术</text:p>
      <text:p text:style-name="P6"><text:a xlink:type="simple" xlink:href="http://blog.csdn.net/ztsinghua/article/details/49798619" text:style-name="Internet_20_link" text:visited-style-name="Visited_20_Internet_20_Link">http://blog.csdn.net/ztsinghua/article/details/49798619</text:a></text:p>
      <text:p text:style-name="P6"/>
      <text:p text:style-name="P7">17. <text:s/>自带的cirros系统是没有ballboon支持的，你可以使用14年的那个两个镜像。</text:p>
      <text:p text:style-name="Standard"/>
      <text:p text:style-name="Standard"/>
      <text:p text:style-name="Standard"><text:span text:style-name="T3">18. </text:span>比对分别在 .mongo数据存储，gnocxxx等数据库的情况下数据监控的情况.</text:p>
      <text:p text:style-name="P8">mongo操作:</text:p>
      <text:p text:style-name="P8">show databases;</text:p>
      <text:p text:style-name="P8">use dataname;</text:p>
      <text:p text:style-name="P8">show tables;</text:p>
      <text:p text:style-name="P8">db.meter.find()</text:p>
      <text:p text:style-name="P8"/>
      <text:p text:style-name="P9">19.序列化包</text:p>
      <text:p text:style-name="P10"><text:a xlink:type="simple" xlink:href="http://www.aikaiyuan.com/1832.html" text:style-name="Internet_20_link" text:visited-style-name="Visited_20_Internet_20_Link">http://www.aikaiyuan.com/1832.html</text:a></text:p>
      <text:p text:style-name="P10"/>
      <text:p text:style-name="P10"/>
      <text:p text:style-name="P10"/>
      <text:p text:style-name="P10"/>
      <text:p text:style-name="P10">周末:</text:p>
      <text:p text:style-name="P11">20. stevedore的模块加载功能的使用</text:p>
      <text:p text:style-name="P11"/>
      <text:p text:style-name="P12">21.cfg模块到底怎么读取setup.cfg的</text:p>
      <text:p text:style-name="Standard">对于ceiloemter的collecter模块而言，在prepare_service中只是定义了cfg,CONF可以从etc/ceiloemter/ceilometer.conf这个文件下读取配置项，但是所有需要用到的配置项都还是需要在使用之前注册，有配置文件的作用就是如果配置文件里面有指定，就使用配置文件里面指定的东西，如果没有就使用代码里面的默认值。</text:p>
      <text:p text:style-name="P12"/>
      <text:p text:style-name="P15">22.oslo_message也有注册对应的过程函数，到底怎么实现的?</text:p>
      <text:p text:style-name="P15"/>
      <text:p text:style-name="P16">23. ceiloemeter怎么发送监控信息的？</text:p>
      <text:p text:style-name="P17"><text:a xlink:type="simple" xlink:href="http://docs.openstack.org/developer/oslo.messaging/notifier.html" text:style-name="Internet_20_link" text:visited-style-name="Visited_20_Internet_20_Link">http://docs.openstack.org/developer/oslo.messaging/notifier.html</text:a></text:p>
      <text:p text:style-name="P23">notifier = notifier.prepare(publisher_id='compute')</text:p>
      <text:p text:style-name="P25">notifier.info(ctxt, event_type, payload)</text:p>
      <text:p text:style-name="P23">transport = notifier.get_notification_transport(CONF)</text:p>
      <text:p text:style-name="Preformatted_20_Text">notifier = notifier.Notifier(transport,</text:p>
      <text:p text:style-name="Preformatted_20_Text"><text:s text:c="29"/>'compute.host',</text:p>
      <text:p text:style-name="Preformatted_20_Text"><text:s text:c="29"/>driver='messaging',</text:p>
      <text:p text:style-name="P25"><text:s text:c="29"/>topic='notifications')</text:p>
      <text:p text:style-name="P18"><text:soft-page-break/></text:p>
      <text:p text:style-name="P18">24.ceilometer的agent_notification组件在notification.py的start方法里监听了其他组件在消息队列里面的信息:</text:p>
      <text:p text:style-name="P24"><text:span text:style-name="T5">self</text:span>._configure_main_queue_listeners(<text:span text:style-name="T5">self</text:span>.pipe_manager<text:span text:style-name="T7">,</text:span></text:p>
      <text:p text:style-name="P26"><text:span text:style-name="T7"><text:s text:c="37"/></text:span><text:span text:style-name="T6">self</text:span><text:span text:style-name="T11">.event_pipe_manager)</text:span></text:p>
      <text:p text:style-name="P18"/>
      <text:p text:style-name="P21">25.在ceilometer的调研中关注:</text:p>
      <text:p text:style-name="P21">目前私云虚拟机通过ceilometer实现，监控指标较少，私有云用户又对自身虚拟机监控指标非常关注，因此能否实现类似zabbix监控物理机的较多 的监控指标，尤其是进程数、网络流量，服务运行状态、CPU每核使用率、内存使用率、网卡收发包数量、网卡收发速率、TCP连接数、UDP连接数、TCP 连接状态、磁盘数量、磁盘SMART健康状态等物理服务器各个方面</text:p>
      <text:p text:style-name="P12"/>
      <text:p text:style-name="P12">下周:</text:p>
      <text:p text:style-name="P13"/>
      <text:p text:style-name="P14">23.给出不同的<text:span text:style-name="T4">db之间的</text:span>对比文档</text:p>
      <text:p text:style-name="P19">24.自己模拟一个监控项</text:p>
      <text:p text:style-name="P19"/>
      <text:p text:style-name="P20">25.解决ceilomter时间格式问题</text:p>
      <text:p text:style-name="P22">ceilometer存储到数据库的是数字化时间，值和时区什么鬼的都没有关系，只要系统时间是对的就OK。然后取出来的时候就变成了UTC时间，硬性转换。<text:span text:style-name="T12">（可以在代码层修改）</text:span></text:p>
      <text:p text:style-name="P22">解决方案<text:span text:style-name="T12">：</text:span></text:p>
      <text:p text:style-name="P22">在<text:span text:style-name="T12">ceilometer.conf里面指定显示时间数据的时区，然后在API中从DB调出来之后进行时间的时区转换。</text:span></text:p>
      <text:p text:style-name="P22"/>
      <text:p text:style-name="P29"><text:span text:style-name="T13">26.events指的是在其他服务在消息发送的消息，它表示了一个虚拟机的创建和销毁，创建了一个镜像等事件，这类消息和sample不太一样，sample用来表示一些监控数据，如cpu使用率，磁盘使用率等等。notification会根据</text:span><text:a xlink:type="simple" xlink:href="http://docs.openstack.org/trunk/config-reference/content/ch_configuring-openstack-telemetry.html" text:style-name="Internet_20_link" text:visited-style-name="Visited_20_Internet_20_Link">definitions_cfg_file</text:a>指定的文件来获取对应的监控数据（默认<text:a xlink:type="simple" xlink:href="http://docs.openstack.org/trunk/config-reference/content/ch_configuring-openstack-telemetry.html" text:style-name="Internet_20_link" text:visited-style-name="Visited_20_Internet_20_Link">definitions_cfg_file</text:a><text:span text:style-name="T13">=event_definitions.yaml</text:span>）。</text:p>
      <text:p text:style-name="P29"/>
      <text:p text:style-name="P30">event_definitions.yaml文件解读</text:p>
      <text:p text:style-name="P30"><text:s text:c="6"/>---</text:p>
      <text:p text:style-name="P30"><text:s text:c="6"/># event_type是一个列表，所以会有个-在前面</text:p>
      <text:p text:style-name="P30"><text:s text:c="7"/>- event_type: compute.instance.*</text:p>
      <text:p text:style-name="P31"><text:s text:c="6"/><text:span text:style-name="T14"># traits是个字典</text:span>&amp;instance_traits的值就是它的值</text:p>
      <text:p text:style-name="P30"><text:s text:c="9"/>traits: &amp;instance_traits</text:p>
      <text:p text:style-name="P30"><text:s text:c="11"/>tenant_id:</text:p>
      <text:p text:style-name="P30"><text:s text:c="13"/>fields: payload.tenant_id</text:p>
      <text:p text:style-name="P30"><text:s text:c="11"/>user_id:</text:p>
      <text:p text:style-name="P30"><text:s text:c="13"/>fields: payload.user_id</text:p>
      <text:p text:style-name="P30"><text:s text:c="11"/>instance_id:</text:p>
      <text:p text:style-name="P30"><text:s text:c="13"/>fields: payload.instance_id</text:p>
      <text:p text:style-name="P30"><text:s text:c="11"/>host:</text:p>
      <text:p text:style-name="P30"><text:s text:c="12"/>fields: publisher_id.`split(., 1, 1)`</text:p>
      <text:p text:style-name="P30"><text:s text:c="10"/>service:</text:p>
      <text:p text:style-name="P30"><text:s text:c="12"/>fields: publisher_id.`split(., 0, -1)`</text:p>
      <text:p text:style-name="P30"><text:s text:c="10"/>memory_mb:</text:p>
      <text:p text:style-name="P30"><text:s text:c="12"/>type: int</text:p>
      <text:p text:style-name="P30"><text:soft-page-break/><text:s text:c="12"/>fields: payload.memory_mb</text:p>
      <text:p text:style-name="P30"><text:s text:c="5"/></text:p>
      <text:p text:style-name="P30"/>
      <text:p text:style-name="P28"/>
      <text:p text:style-name="P35"><text:a xlink:type="simple" xlink:href="http://docs.openstack.org/developer/ceilometer/events.html" text:style-name="Internet_20_link" text:visited-style-name="Visited_20_Internet_20_Link">Events and Event Processing</text:a></text:p>
      <text:list xml:id="list8047878753982703515" text:style-name="L2">
        <text:list-item>
          <text:p text:style-name="P36"><text:a xlink:type="simple" xlink:href="http://docs.openstack.org/developer/ceilometer/events.html#events-vs-samples" text:style-name="Internet_20_link" text:visited-style-name="Visited_20_Internet_20_Link">Events vs. Samples</text:a> </text:p>
        </text:list-item>
        <text:list-item>
          <text:p text:style-name="P36"><text:a xlink:type="simple" xlink:href="http://docs.openstack.org/developer/ceilometer/events.html#event-structure" text:style-name="Internet_20_link" text:visited-style-name="Visited_20_Internet_20_Link">Event Structure</text:a> </text:p>
        </text:list-item>
        <text:list-item>
          <text:p text:style-name="P36"><text:a xlink:type="simple" xlink:href="http://docs.openstack.org/developer/ceilometer/events.html#events-from-notifications" text:style-name="Internet_20_link" text:visited-style-name="Visited_20_Internet_20_Link">Events from Notifications</text:a> </text:p>
        </text:list-item>
        <text:list-item>
          <text:p text:style-name="P34"><text:a xlink:type="simple" xlink:href="http://docs.openstack.org/developer/ceilometer/events.html#building-notifications" text:style-name="Internet_20_link" text:visited-style-name="Visited_20_Internet_20_Link">Building Notifications</text:a> </text:p>
        </text:list-item>
      </text:list>
      <text:p text:style-name="P28"/>
      <text:p text:style-name="P33">27. <text:s/><text:span text:style-name="T21">polling进程发送监控数据是在:agent/manager.py</text:span></text:p>
      <text:p text:style-name="P37"><text:span text:style-name="T8">def </text:span><text:span text:style-name="T22">poll_and_notify</text:span>(<text:span text:style-name="T5">self</text:span>):</text:p>
      <text:p text:style-name="P39"><text:s text:c="4"/><text:span text:style-name="T24">"""Polling sample and notify."""</text:span></text:p>
      <text:p text:style-name="P39"><text:span text:style-name="T23"><text:s text:c="4"/></text:span><text:span text:style-name="T11">cache = {}</text:span></text:p>
      <text:p text:style-name="P39"><text:s text:c="4"/><text:span text:style-name="T11">discovery_cache = {}</text:span></text:p>
      <text:p text:style-name="P39"><text:s text:c="4"/><text:span text:style-name="T11">poll_history = {}</text:span></text:p>
      <text:p text:style-name="P39"><text:s text:c="4"/><text:span text:style-name="T10">for </text:span><text:span text:style-name="T11">source_name </text:span><text:span text:style-name="T10">in </text:span><text:span text:style-name="T6">self</text:span><text:span text:style-name="T11">.pollster_matches:</text:span></text:p>
      <text:p text:style-name="P39"><text:s text:c="8"/><text:span text:style-name="T10">for </text:span><text:span text:style-name="T11">pollster </text:span><text:span text:style-name="T10">in </text:span><text:span text:style-name="T6">self</text:span><text:span text:style-name="T11">.pollster_matches[source_name]:</text:span></text:p>
      <text:p text:style-name="P39"><text:s text:c="12"/><text:span text:style-name="T11">key = Resources.key(source_name</text:span><text:span text:style-name="T9">, </text:span><text:span text:style-name="T11">pollster)</text:span></text:p>
      <text:p text:style-name="P39"><text:s text:c="12"/><text:span text:style-name="T11">candidate_res = </text:span><text:span text:style-name="T25">list</text:span><text:span text:style-name="T11">(</text:span></text:p>
      <text:p text:style-name="P39"><text:s text:c="16"/><text:span text:style-name="T6">self</text:span><text:span text:style-name="T11">.resources[key].get(discovery_cache))</text:span></text:p>
      <text:p text:style-name="P39"><text:s text:c="12"/><text:span text:style-name="T10">if not </text:span><text:span text:style-name="T11">candidate_res </text:span><text:span text:style-name="T10">and </text:span><text:span text:style-name="T11">pollster.obj.default_discovery:</text:span></text:p>
      <text:p text:style-name="P39"><text:s text:c="16"/><text:span text:style-name="T11">candidate_res = </text:span><text:span text:style-name="T6">self</text:span><text:span text:style-name="T11">.manager.discover(</text:span></text:p>
      <text:p text:style-name="P39"><text:s text:c="20"/><text:span text:style-name="T11">[pollster.obj.default_discovery]</text:span><text:span text:style-name="T9">, </text:span><text:span text:style-name="T11">discovery_cache)</text:span></text:p>
      <text:p text:style-name="P39"><text:s text:c="12"/><text:span text:style-name="T27"># Remove duplicated resources and black resources. Using</text:span></text:p>
      <text:p text:style-name="P40"><text:s text:c="12"/><text:span text:style-name="T11"># set() requires well defined __hash__ for each resource.</text:span></text:p>
      <text:p text:style-name="P40"><text:s text:c="12"/><text:span text:style-name="T11"># Since __eq__ is defined, 'not in' is safe here.</text:span></text:p>
      <text:p text:style-name="P39"><text:span text:style-name="T26"><text:s text:c="12"/></text:span><text:span text:style-name="T11">polling_resources = []</text:span></text:p>
      <text:p text:style-name="P39"><text:s text:c="12"/><text:span text:style-name="T11">black_res = </text:span><text:span text:style-name="T6">self</text:span><text:span text:style-name="T11">.resources[key].blacklist</text:span></text:p>
      <text:p text:style-name="P39"><text:s text:c="12"/><text:span text:style-name="T11">history = poll_history.get(pollster.name</text:span><text:span text:style-name="T9">, </text:span><text:span text:style-name="T11">[])</text:span></text:p>
      <text:p text:style-name="P39"><text:s text:c="12"/><text:span text:style-name="T10">for </text:span><text:span text:style-name="T11">x </text:span><text:span text:style-name="T10">in </text:span><text:span text:style-name="T11">candidate_res:</text:span></text:p>
      <text:p text:style-name="P39"><text:s text:c="16"/><text:span text:style-name="T10">if </text:span><text:span text:style-name="T11">x </text:span><text:span text:style-name="T10">not in </text:span><text:span text:style-name="T11">history:</text:span></text:p>
      <text:p text:style-name="P39"><text:s text:c="20"/><text:span text:style-name="T11">history.append(x)</text:span></text:p>
      <text:p text:style-name="P39"><text:s text:c="20"/><text:span text:style-name="T10">if </text:span><text:span text:style-name="T11">x </text:span><text:span text:style-name="T10">not in </text:span><text:span text:style-name="T11">black_res:</text:span></text:p>
      <text:p text:style-name="P39"><text:s text:c="24"/><text:span text:style-name="T11">polling_resources.append(x)</text:span></text:p>
      <text:p text:style-name="P39"><text:s text:c="12"/><text:span text:style-name="T11">poll_history[pollster.name] = history</text:span></text:p>
      <text:p text:style-name="P39"><text:s text:c="12"/><text:span text:style-name="T27"># If no resources, skip for this pollster</text:span></text:p>
      <text:p text:style-name="P39"><text:span text:style-name="T26"><text:s text:c="12"/></text:span><text:span text:style-name="T10">if not </text:span><text:span text:style-name="T11">polling_resources:</text:span></text:p>
      <text:p text:style-name="P39"><text:s text:c="16"/><text:span text:style-name="T11">p_context = </text:span><text:span text:style-name="T29">'new ' </text:span><text:span text:style-name="T10">if </text:span><text:span text:style-name="T11">history </text:span><text:span text:style-name="T10">else </text:span><text:span text:style-name="T29">''</text:span></text:p>
      <text:p text:style-name="P39"><text:span text:style-name="T28"><text:s text:c="16"/></text:span><text:span text:style-name="T11">LOG.info(_LI(</text:span><text:span text:style-name="T29">"Skip pollster %(name)s, no %(p_context)s"</text:span></text:p>
      <text:p text:style-name="P39"><text:span text:style-name="T28"><text:s text:c="29"/></text:span><text:span text:style-name="T29">"resources found this cycle"</text:span><text:span text:style-name="T11">)</text:span><text:span text:style-name="T9">,</text:span></text:p>
      <text:p text:style-name="P39"><text:soft-page-break/><text:span text:style-name="T7"><text:s text:c="25"/></text:span><text:span text:style-name="T11">{</text:span><text:span text:style-name="T29">'name'</text:span><text:span text:style-name="T11">: pollster.name</text:span><text:span text:style-name="T9">, </text:span><text:span text:style-name="T29">'p_context'</text:span><text:span text:style-name="T11">: p_context})</text:span></text:p>
      <text:p text:style-name="P39"><text:s text:c="16"/><text:span text:style-name="T10">continue</text:span></text:p>
      <text:p text:style-name="P39"><text:span text:style-name="T7"><text:s text:c="12"/></text:span><text:span text:style-name="T11">LOG.info(_LI(</text:span><text:span text:style-name="T29">"Polling pollster %(poll)s in the context of "</text:span></text:p>
      <text:p text:style-name="P39"><text:span text:style-name="T28"><text:s text:c="25"/></text:span><text:span text:style-name="T29">"%(src)s"</text:span><text:span text:style-name="T11">)</text:span><text:span text:style-name="T9">,</text:span></text:p>
      <text:p text:style-name="P39"><text:span text:style-name="T7"><text:s text:c="21"/></text:span><text:span text:style-name="T25">dict</text:span><text:span text:style-name="T11">(</text:span><text:span text:style-name="T30">poll</text:span><text:span text:style-name="T11">=pollster.name</text:span><text:span text:style-name="T9">, </text:span><text:span text:style-name="T30">src</text:span><text:span text:style-name="T11">=source_name))</text:span></text:p>
      <text:p text:style-name="P39"><text:s text:c="12"/><text:span text:style-name="T10">try</text:span><text:span text:style-name="T11">:</text:span></text:p>
      <text:p text:style-name="P39"><text:s text:c="16"/><text:span text:style-name="T11">samples = pollster.obj.get_samples(</text:span></text:p>
      <text:p text:style-name="P39"><text:s text:c="20"/><text:span text:style-name="T30">manager</text:span><text:span text:style-name="T11">=</text:span><text:span text:style-name="T6">self</text:span><text:span text:style-name="T11">.manager</text:span><text:span text:style-name="T9">,</text:span></text:p>
      <text:p text:style-name="P39"><text:span text:style-name="T7"><text:s text:c="20"/></text:span><text:span text:style-name="T30">cache</text:span><text:span text:style-name="T11">=cache</text:span><text:span text:style-name="T9">,</text:span></text:p>
      <text:p text:style-name="P39"><text:span text:style-name="T7"><text:s text:c="20"/></text:span><text:span text:style-name="T30">resources</text:span><text:span text:style-name="T11">=polling_resources</text:span></text:p>
      <text:p text:style-name="P39"><text:s text:c="16"/><text:span text:style-name="T11">)</text:span></text:p>
      <text:p text:style-name="P39"><text:s text:c="16"/><text:span text:style-name="T11">sample_batch = []</text:span></text:p>
      <text:p text:style-name="P39"><text:s text:c="16"/><text:span text:style-name="T10">for </text:span><text:span text:style-name="T11">sample </text:span><text:span text:style-name="T10">in </text:span><text:span text:style-name="T11">samples:</text:span></text:p>
      <text:p text:style-name="P39"><text:s text:c="20"/><text:span text:style-name="T11">sample_dict = (</text:span></text:p>
      <text:p text:style-name="P39"><text:s text:c="24"/><text:span text:style-name="T11">publisher_utils.meter_message_from_counter(</text:span></text:p>
      <text:p text:style-name="P39"><text:s text:c="28"/><text:span text:style-name="T11">sample</text:span><text:span text:style-name="T9">, </text:span><text:span text:style-name="T6">self</text:span><text:span text:style-name="T11">._telemetry_secret</text:span></text:p>
      <text:p text:style-name="P39"><text:s text:c="24"/><text:span text:style-name="T11">))</text:span></text:p>
      <text:p text:style-name="P39"><text:s text:c="20"/><text:span text:style-name="T10">if </text:span><text:span text:style-name="T6">self</text:span><text:span text:style-name="T11">._batch:</text:span></text:p>
      <text:p text:style-name="P39"><text:s text:c="24"/><text:span text:style-name="T11">sample_batch.append(sample_dict)</text:span></text:p>
      <text:p text:style-name="P39"><text:s text:c="20"/><text:span text:style-name="T10">else</text:span><text:span text:style-name="T11">:</text:span></text:p>
      <text:p text:style-name="P39"><text:s text:c="24"/><text:span text:style-name="T6">self</text:span><text:span text:style-name="T11">._send_notification([sample_dict])</text:span></text:p>
      <text:p text:style-name="P39"><text:s text:c="16"/><text:span text:style-name="T10">if </text:span><text:span text:style-name="T11">sample_batch:</text:span></text:p>
      <text:p text:style-name="P39"><text:s text:c="20"/><text:span text:style-name="T6">self</text:span><text:span text:style-name="T11">._send_notification(sample_batch)</text:span></text:p>
      <text:p text:style-name="P39"><text:s text:c="12"/><text:span text:style-name="T10">except </text:span><text:span text:style-name="T11">plugin_base.PollsterPermanentError </text:span><text:span text:style-name="T10">as </text:span><text:span text:style-name="T11">err:</text:span></text:p>
      <text:p text:style-name="P39"><text:s text:c="16"/><text:span text:style-name="T11">LOG.error(_(</text:span></text:p>
      <text:p text:style-name="P39"><text:s text:c="20"/><text:span text:style-name="T29">'Prevent pollster %(name)s for '</text:span></text:p>
      <text:p text:style-name="P39"><text:span text:style-name="T28"><text:s text:c="20"/></text:span><text:span text:style-name="T29">'polling source %(source)s anymore!'</text:span><text:span text:style-name="T11">)</text:span></text:p>
      <text:p text:style-name="P39"><text:s text:c="20"/><text:span text:style-name="T11">% ({</text:span><text:span text:style-name="T29">'name'</text:span><text:span text:style-name="T11">: pollster.name</text:span><text:span text:style-name="T9">, </text:span><text:span text:style-name="T29">'source'</text:span><text:span text:style-name="T11">: source_name}))</text:span></text:p>
      <text:p text:style-name="P39"><text:s text:c="16"/><text:span text:style-name="T6">self</text:span><text:span text:style-name="T11">.resources[key].blacklist.extend(err.fail_res_list)</text:span></text:p>
      <text:p text:style-name="P39"><text:s text:c="12"/><text:span text:style-name="T10">except </text:span><text:span text:style-name="T25">Exception </text:span><text:span text:style-name="T10">as </text:span><text:span text:style-name="T11">err:</text:span></text:p>
      <text:p text:style-name="P39"><text:s text:c="16"/><text:span text:style-name="T11">LOG.warning(_(</text:span></text:p>
      <text:p text:style-name="P39"><text:s text:c="20"/><text:span text:style-name="T29">'Continue after error from %(name)s: %(error)s'</text:span><text:span text:style-name="T11">)</text:span></text:p>
      <text:p text:style-name="P39"><text:s text:c="20"/><text:span text:style-name="T11">% ({</text:span><text:span text:style-name="T29">'name'</text:span><text:span text:style-name="T11">: pollster.name</text:span><text:span text:style-name="T9">, </text:span><text:span text:style-name="T29">'error'</text:span><text:span text:style-name="T11">: err})</text:span><text:span text:style-name="T9">,</text:span></text:p>
      <text:p text:style-name="P26"><text:span text:style-name="T7"><text:s text:c="20"/></text:span><text:span text:style-name="T30">exc_info</text:span><text:span text:style-name="T11">=</text:span><text:span text:style-name="T25">True</text:span><text:span text:style-name="T11">)</text:span></text:p>
      <text:p text:style-name="P33"/>
      <text:p text:style-name="P28"/>
      <text:p text:style-name="P28"/>
      <text:p text:style-name="P32">1.ceilometer各服务启动初始化</text:p>
      <text:p text:style-name="P32">2.ceilometer定时器怎么实现的</text:p>
      <text:p text:style-name="Preformatted_20_Text"/>
      <text:p text:style-name="Preformatted_20_Text"><text:span text:style-name="T20">oslo_server.</text:span>threadgroup.ThreadGroup() 下的add_timer()</text:p>
      <text:p text:style-name="Preformatted_20_Text">这个实现是在<text:span text:style-name="T20">oslo_server里面实现的.</text:span></text:p>
      <text:p text:style-name="Preformatted_20_Text"><text:soft-page-break/></text:p>
      <text:p text:style-name="P32"/>
      <text:p text:style-name="P32">3.ceilometer notification怎么从bus上拿数据</text:p>
      <text:p text:style-name="P32"/>
      <text:p text:style-name="P32"/>
      <text:p text:style-name="P32">关注业内的所有相关行业的咨询</text:p>
      <text:p text:style-name="P32">参加有影响力的会议</text:p>
      <text:p text:style-name="P32">发布有影响力的文章</text:p>
      <text:p text:style-name="P32">联系其他公司的相应的公关的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Source Code Pro" svg:font-family="'Source Code Pro'"/>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4T14:29:22.495439807</meta:creation-date>
    <dc:date>2016-03-03T16:44:10.379424467</dc:date>
    <meta:editing-duration>P3DT18H29M32S</meta:editing-duration>
    <meta:editing-cycles>77</meta:editing-cycles>
    <meta:generator>LibreOffice/4.3.7.2$Linux_X86_64 LibreOffice_project/430$Build-2</meta:generator>
    <meta:document-statistic meta:table-count="0" meta:image-count="0" meta:object-count="0" meta:page-count="7" meta:paragraph-count="208" meta:word-count="1929" meta:character-count="8797" meta:non-whitespace-character-count="6977"/>
  </office:meta>
</office:document-meta>
</file>